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fill-color="#eeeeee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6" style:family="graphic" style:parent-style-name="standard" style:list-style-name="L1">
      <style:graphic-properties draw:fill="none" draw:textarea-horizontal-align="left" draw:textarea-vertical-align="top" draw:auto-grow-height="false" fo:min-height="4.15cm" fo:min-width="9.7cm" fo:wrap-option="wrap"/>
    </style:style>
    <style:style style:name="gr7" style:family="graphic" style:parent-style-name="standard">
      <style:graphic-properties draw:fill="none" draw:textarea-horizontal-align="left" draw:textarea-vertical-align="top" draw:auto-grow-height="false" fo:min-height="1.882cm" fo:min-width="3.5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892cm" fo:min-width="5.08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1cm" fo:margin-bottom="0.1cm" fo:line-height="100%" fo:text-indent="0cm"/>
    </style:style>
    <style:style style:name="P7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="non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5.629cm" svg:height="1.666cm" draw:transform="skewX (0.737052543117205) rotate (0.0153588974175501) translate (7.572cm 7.811cm)">
          <text:p text:style-name="P3"><text:span text:style-name="T1">Pobierz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5.6cm" svg:height="1.7cm" svg:x="7.6cm" svg:y="5cm">
          <text:p text:style-name="P1">a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2.5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4cm" svg:y1="3cm" svg:x2="10.4cm" svg:y2="5cm" draw:start-shape="id1" draw:start-glue-point="8" draw:end-shape="id2" draw:end-glue-point="0" svg:d="M10400 3000v2000" svg:viewBox="0 0 1 2001">
          <text:p/>
        </draw:connector>
        <draw:connector draw:style-name="gr4" draw:text-style-name="P5" draw:layer="layout" draw:type="line" svg:x1="10.4cm" svg:y1="6.7cm" svg:x2="10.386cm" svg:y2="7.768cm" draw:start-shape="id2" draw:start-glue-point="2" draw:end-shape="id3" draw:end-glue-point="0" svg:d="M10400 6700l-14 1068" svg:viewBox="0 0 15 1069">
          <text:p/>
        </draw:connector>
        <draw:custom-shape draw:style-name="gr5" draw:text-style-name="P5" xml:id="id5" draw:id="id5" draw:layer="layout" svg:width="6.7cm" svg:height="2.1cm" svg:x="12.3cm" svg:y="21.8cm">
          <text:p text:style-name="P1">a = x*x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0.2cm" svg:height="4.4cm" svg:x="9.8cm" svg:y="24.3cm">
          <text:p text:style-name="P6"><text:span text:style-name="T2">Program wyświetla kwadraty kolejnych liczb naturalnych, począwszy od zera a skończywszy na kwadracie liczby podanej przez użytkownika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8.1cm" svg:height="4.263cm" svg:x="5.3cm" svg:y="11.1cm">
          <text:p text:style-name="P1">Powtórzenia 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xml:id="id8" draw:id="id8" draw:layer="layout" draw:type="line" svg:x1="8.899cm" svg:y1="9.457cm" svg:x2="9.35cm" svg:y2="11.1cm" draw:start-shape="id3" draw:start-glue-point="2" draw:end-shape="id4" draw:end-glue-point="4" svg:d="M8899 9457l451 1643" svg:viewBox="0 0 452 1644">
          <text:p/>
        </draw:connector>
        <draw:connector draw:style-name="gr8" draw:text-style-name="P5" draw:layer="layout" draw:line-skew="-0.702cm" svg:x1="13.4cm" svg:y1="13.232cm" svg:x2="12.3cm" svg:y2="22.85cm" draw:start-shape="id4" draw:start-glue-point="7" draw:end-shape="id5" draw:end-glue-point="3" svg:d="M13400 13232h-200v5350h-1401v4268h501" svg:viewBox="0 0 1602 9619">
          <text:p text:style-name="P1">TAK</text:p>
        </draw:connector>
        <draw:connector draw:style-name="gr4" draw:text-style-name="P5" draw:layer="layout" svg:x1="15.65cm" svg:y1="21.8cm" svg:x2="16.161cm" svg:y2="17.016cm" draw:start-shape="id5" draw:start-glue-point="0" draw:end-shape="id6" draw:end-glue-point="2" svg:d="M15650 21800v-2370h511v-2414" svg:viewBox="0 0 512 4785">
          <text:p/>
        </draw:connector>
        <draw:connector draw:style-name="gr8" draw:text-style-name="P5" draw:layer="layout" svg:x1="5.3cm" svg:y1="13.232cm" svg:x2="4.7cm" svg:y2="25.5cm" draw:start-shape="id4" draw:start-glue-point="5" draw:end-shape="id7" draw:end-glue-point="4" svg:d="M5300 13232h-600v12268" svg:viewBox="0 0 601 12269">
          <text:p text:style-name="P1">NIE</text:p>
        </draw:connector>
        <draw:custom-shape draw:style-name="gr9" draw:text-style-name="P9" xml:id="id6" draw:id="id6" draw:layer="layout" svg:width="5.586cm" svg:height="2.142cm" draw:transform="skewX (0.736878010192006) rotate (0.0153588974175501) translate (15.279cm 14.887cm)">
          <text:p text:style-name="P8"><text:span text:style-name="T3">Pokaż 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3.356cm" svg:x1="18.072cm" svg:y1="14.844cm" svg:x2="9.124cm" svg:y2="10.278cm" draw:start-shape="id6" draw:start-glue-point="0" draw:end-shape="id8" draw:end-glue-point="0" svg:d="M18072 14844v-5250h-8948v684" svg:viewBox="0 0 8949 5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30T15:59:36.539000000</dc:date>
    <meta:editing-duration>PT12M22S</meta:editing-duration>
    <meta:editing-cycles>8</meta:editing-cycles>
    <meta:generator>LibreOffice/6.1.2.1$Windows_x86 LibreOffice_project/65905a128db06ba48db947242809d14d3f9a93fe</meta:generator>
    <meta:document-statistic meta:object-count="15"/>
  </office:meta>
</office:document-meta>
</file>